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pygame</text:p>
      <text:p text:style-name="Preformatted_20_Text">import Lock, Key</text:p>
      <text:p text:style-name="Preformatted_20_Text">import thread</text:p>
      <text:p text:style-name="Preformatted_20_Text">import time</text:p>
      <text:p text:style-name="Preformatted_20_Text">import Block</text:p>
      <text:p text:style-name="Preformatted_20_Text">import string</text:p>
      <text:p text:style-name="Preformatted_20_Text">from random import randrange</text:p>
      <text:p text:style-name="Preformatted_20_Text"><text:tab/></text:p>
      <text:p text:style-name="Preformatted_20_Text"><text:tab/></text:p>
      <text:p text:style-name="Preformatted_20_Text">BlockList = []</text:p>
      <text:p text:style-name="Preformatted_20_Text">maze_map = []</text:p>
      <text:p text:style-name="Preformatted_20_Text">maze = []</text:p>
      <text:p text:style-name="Preformatted_20_Text"/>
      <text:p text:style-name="Preformatted_20_Text"/>
      <text:p text:style-name="Preformatted_20_Text">def read_conf_file():</text:p>
      <text:p text:style-name="Preformatted_20_Text"><text:tab/><text:tab/>conf = []</text:p>
      <text:p text:style-name="Preformatted_20_Text"><text:tab/><text:tab/>all=string.maketrans('','')</text:p>
      <text:p text:style-name="Preformatted_20_Text"><text:tab/><text:tab/>nodigs=all.translate(all, string.digits)</text:p>
      <text:p text:style-name="Preformatted_20_Text"><text:tab/><text:tab/>f = open('configure.txt','r')<text:tab/><text:tab/></text:p>
      <text:p text:style-name="Preformatted_20_Text"><text:tab/><text:tab/>while 1:</text:p>
      <text:p text:style-name="Preformatted_20_Text"><text:tab/><text:tab/><text:tab/><text:tab/>line = f.readline()<text:tab/><text:tab/><text:tab/> <text:s text:c="3"/></text:p>
      <text:p text:style-name="Preformatted_20_Text"><text:tab/><text:tab/><text:tab/><text:tab/>if not line:key_lst</text:p>
      <text:p text:style-name="Preformatted_20_Text"><text:tab/><text:tab/><text:tab/><text:tab/><text:tab/><text:tab/><text:tab/><text:tab/><text:tab/><text:tab/><text:tab/>break</text:p>
      <text:p text:style-name="Preformatted_20_Text"><text:tab/><text:tab/><text:tab/><text:tab/>conf.append(line.translate(all, nodigs))</text:p>
      <text:p text:style-name="Preformatted_20_Text"><text:tab/><text:tab/>return conf</text:p>
      <text:p text:style-name="Preformatted_20_Text"/>
      <text:p text:style-name="Preformatted_20_Text"/>
      <text:p text:style-name="Preformatted_20_Text"># Contiene todas las llaves creadas</text:p>
      <text:p text:style-name="Preformatted_20_Text"># Lectura de archivo de configuracion</text:p>
      <text:p text:style-name="Preformatted_20_Text"># Devuelve lista con archivos donde, 0 tiburones, 1 peces, 2 anchura, 3 altura</text:p>
      <text:p text:style-name="Preformatted_20_Text"><text:tab/><text:tab/></text:p>
      <text:p text:style-name="Preformatted_20_Text">class Game:</text:p>
      <text:p text:style-name="Preformatted_20_Text"><text:tab/>def __init__(self,w,h ,vel,dimen): </text:p>
      <text:p text:style-name="Preformatted_20_Text"># Contiene todas las llaves creadas</text:p>
      <text:p text:style-name="Preformatted_20_Text"/>
      <text:p text:style-name="Preformatted_20_Text"><text:tab/><text:tab/>#Se inicializa pygame</text:p>
      <text:p text:style-name="Preformatted_20_Text"><text:tab/><text:tab/>self.read_conf_file()</text:p>
      <text:p text:style-name="Preformatted_20_Text"><text:tab/><text:tab/>factor = 20</text:p>
      <text:p text:style-name="Preformatted_20_Text"><text:tab/><text:tab/>self.key_list=[]</text:p>
      <text:p text:style-name="Preformatted_20_Text"><text:tab/><text:tab/>Solution_lst = []</text:p>
      <text:p text:style-name="Preformatted_20_Text"><text:tab/><text:tab/>self.Spikey_lst = []</text:p>
      <text:p text:style-name="Preformatted_20_Text"><text:tab/><text:tab/>self.maze_length = h*factor*dimen</text:p>
      <text:p text:style-name="Preformatted_20_Text"><text:tab/><text:tab/>self.dimension = dimen</text:p>
      <text:p text:style-name="Preformatted_20_Text"><text:tab/><text:tab/>game = pygame</text:p>
      <text:p text:style-name="Preformatted_20_Text"><text:tab/><text:tab/>game.init()</text:p>
      <text:p text:style-name="Preformatted_20_Text"><text:tab/><text:tab/>self. vel = vel</text:p>
      <text:p text:style-name="Preformatted_20_Text"><text:tab/><text:tab/>x = 0</text:p>
      <text:p text:style-name="Preformatted_20_Text"><text:tab/><text:tab/>y = 0</text:p>
      <text:p text:style-name="Preformatted_20_Text"><text:tab/><text:tab/>self.key_x = 0</text:p>
      <text:p text:style-name="Preformatted_20_Text"><text:tab/><text:tab/>self.key_y = 0</text:p>
      <text:p text:style-name="Preformatted_20_Text"><text:tab/><text:tab/>self.sons =0</text:p>
      <text:p text:style-name="Preformatted_20_Text"><text:tab/><text:tab/>self.sons_obj= []</text:p>
      <text:p text:style-name="Preformatted_20_Text"/>
      <text:p text:style-name="Preformatted_20_Text"><text:tab/><text:tab/># Se carga el path del background</text:p>
      <text:p text:style-name="Preformatted_20_Text"><text:tab/><text:tab/>self.background_path ="./Images/sprites/Mario_blocks.png"</text:p>
      <text:p text:style-name="Preformatted_20_Text"><text:tab/><text:tab/>self.Width = w</text:p>
      <text:p text:style-name="Preformatted_20_Text"><text:tab/><text:tab/>self.Heigth = h</text:p>
      <text:p text:style-name="Preformatted_20_Text"/>
      <text:p text:style-name="Preformatted_20_Text"><text:soft-page-break/><text:tab/><text:tab/># Se carga el fondo con w y h que son introducidas por parametros</text:p>
      <text:p text:style-name="Preformatted_20_Text"><text:tab/><text:tab/>self.screen=pygame.display.set_mode( (self.Width,self.Heigth),0,32)</text:p>
      <text:p text:style-name="Preformatted_20_Text"><text:tab/><text:tab/># Se carga la imagen de fondo</text:p>
      <text:p text:style-name="Preformatted_20_Text"><text:tab/><text:tab/></text:p>
      <text:p text:style-name="Preformatted_20_Text"><text:tab/><text:tab/>self.background = game.image.load(self.background_path).convert()</text:p>
      <text:p text:style-name="Preformatted_20_Text"><text:tab/><text:tab/>self.background = pygame.transform.scale(self.background,(self.Width,self.Heigth))</text:p>
      <text:p text:style-name="Preformatted_20_Text"><text:tab/><text:tab/># Se asigna la velocidad que seran los px que los sprites caminaran por cada paso</text:p>
      <text:p text:style-name="Preformatted_20_Text"><text:tab/><text:tab/><text:tab/></text:p>
      <text:p text:style-name="Preformatted_20_Text"><text:tab/><text:tab/>self.vel = vel</text:p>
      <text:p text:style-name="Preformatted_20_Text"><text:tab/><text:tab/>#Se cargan las imagenes de tiburones y peces</text:p>
      <text:p text:style-name="Preformatted_20_Text"><text:tab/><text:tab/>self.Sprites_img()</text:p>
      <text:p text:style-name="Preformatted_20_Text"><text:tab/><text:tab/>self.img_pos = 0</text:p>
      <text:p text:style-name="Preformatted_20_Text"><text:tab/><text:tab/>self.alpha = 128</text:p>
      <text:p text:style-name="Preformatted_20_Text"><text:tab/><text:tab/>self.Create_units()</text:p>
      <text:p text:style-name="Preformatted_20_Text"><text:tab/><text:tab/>self.Key.start()</text:p>
      <text:p text:style-name="Preformatted_20_Text"><text:tab/><text:tab/>self.read_conf_file()</text:p>
      <text:p text:style-name="Preformatted_20_Text"><text:tab/><text:tab/></text:p>
      <text:p text:style-name="Preformatted_20_Text"><text:tab/># La funcion se encarga de ir colectando las imagenes en dos listas mientras estas se van moviendo durante la ejecucion</text:p>
      <text:p text:style-name="Preformatted_20_Text">#e cargan las imagenes de tiburones y peces</text:p>
      <text:p text:style-name="Preformatted_20_Text"/>
      <text:p text:style-name="Preformatted_20_Text"><text:tab/>#def read_conf_file(self):<text:tab/><text:tab/></text:p>
      <text:p text:style-name="Preformatted_20_Text"><text:tab/>#<text:tab/>f = open('configure','r')</text:p>
      <text:p text:style-name="Preformatted_20_Text"><text:tab/>#<text:tab/>n=0</text:p>
      <text:p text:style-name="Preformatted_20_Text"><text:tab/>#<text:tab/>while 1:</text:p>
      <text:p text:style-name="Preformatted_20_Text"><text:tab/>#<text:tab/><text:tab/>line = f.readline()</text:p>
      <text:p text:style-name="Preformatted_20_Text"><text:tab/>#<text:tab/><text:tab/>n = n +1</text:p>
      <text:p text:style-name="Preformatted_20_Text"><text:tab/>#<text:tab/><text:tab/>print n</text:p>
      <text:p text:style-name="Preformatted_20_Text"><text:tab/>#<text:tab/><text:tab/>if not line:</text:p>
      <text:p text:style-name="Preformatted_20_Text"><text:tab/>#<text:tab/><text:tab/><text:tab/>break</text:p>
      <text:p text:style-name="Preformatted_20_Text"><text:tab/>#<text:tab/><text:tab/>maze_map.append(line.strip("\n"))</text:p>
      <text:p text:style-name="Preformatted_20_Text"/>
      <text:p text:style-name="Preformatted_20_Text"/>
      <text:p text:style-name="Preformatted_20_Text"># La funcion se encarga de ir colectando las imagenes en dos listas mientras estas se van moviendo durante la ejecucion</text:p>
      <text:p text:style-name="Preformatted_20_Text"><text:tab/>def Collect_sprites(self):</text:p>
      <text:p text:style-name="Preformatted_20_Text"><text:tab/><text:tab/># Se vacean las imagenes ya cargadas para ir cargando las demas</text:p>
      <text:p text:style-name="Preformatted_20_Text"/>
      <text:p text:style-name="Preformatted_20_Text"><text:tab/><text:tab/>self.BlockList.empty()</text:p>
      <text:p text:style-name="Preformatted_20_Text"/>
      <text:p text:style-name="Preformatted_20_Text"><text:tab/><text:tab/>OtherBlockList=[]</text:p>
      <text:p text:style-name="Preformatted_20_Text"/>
      <text:p text:style-name="Preformatted_20_Text"><text:tab/><text:tab/>for i in range(self.Shark_n):<text:tab/></text:p>
      <text:p text:style-name="Preformatted_20_Text"><text:tab/><text:tab/><text:tab/>if Sharkslist[i].alive:</text:p>
      <text:p text:style-name="Preformatted_20_Text"><text:tab/><text:tab/><text:tab/><text:tab/>otherlistshark.append(Sharkslist[i])</text:p>
      <text:p text:style-name="Preformatted_20_Text"><text:tab/><text:tab/><text:tab/><text:tab/>self.Sharks_spri.add( Sharkslist[i])</text:p>
      <text:p text:style-name="Preformatted_20_Text"/>
      <text:p text:style-name="Preformatted_20_Text"><text:tab/><text:tab/>for j in otherlistshark:</text:p>
      <text:p text:style-name="Preformatted_20_Text"><text:tab/><text:tab/><text:tab/>j.load_sprite(self.Sharks_spri,self.Fishes_spri)</text:p>
      <text:p text:style-name="Preformatted_20_Text"/>
      <text:p text:style-name="Preformatted_20_Text"><text:tab/><text:tab/>otherlistfish = []</text:p>
      <text:p text:style-name="Preformatted_20_Text"/>
      <text:p text:style-name="Preformatted_20_Text"><text:tab/><text:tab/>for i in range(self.Fishes_n):</text:p>
      <text:p text:style-name="Preformatted_20_Text"><text:tab/><text:tab/><text:tab/>if Fisheslist[i].alive:</text:p>
      <text:p text:style-name="Preformatted_20_Text"><text:tab/><text:tab/><text:tab/><text:tab/></text:p>
      <text:p text:style-name="Preformatted_20_Text"><text:tab/><text:tab/><text:tab/><text:tab/>otherlistfish.append(Fisheslist[i])</text:p>
      <text:p text:style-name="Preformatted_20_Text"><text:tab/><text:tab/><text:tab/><text:tab/>self.Fishes_spri.add( Fisheslist[i])</text:p>
      <text:p text:style-name="Preformatted_20_Text"/>
      <text:p text:style-name="Preformatted_20_Text"><text:tab/><text:tab/>for j in otherlistfish:</text:p>
      <text:p text:style-name="Preformatted_20_Text"><text:soft-page-break/><text:tab/><text:tab/><text:tab/>j.load_sprite(self.Sharks_spri,self.Fishes_spri)</text:p>
      <text:p text:style-name="Preformatted_20_Text"><text:s text:c="32"/></text:p>
      <text:p text:style-name="Preformatted_20_Text"><text:s text:c="8"/># Funcion para crear las unidades, tanto los peces como los tiburones</text:p>
      <text:p text:style-name="Preformatted_20_Text"/>
      <text:p text:style-name="Preformatted_20_Text"><text:s text:c="8"/>def key_img_list(self):</text:p>
      <text:p text:style-name="Preformatted_20_Text"><text:s text:c="16"/>return key_lst</text:p>
      <text:p text:style-name="Preformatted_20_Text"><text:s text:c="8"/></text:p>
      <text:p text:style-name="Preformatted_20_Text"><text:s text:c="8"/>def read_conf_file(self): <text:s text:c="6"/></text:p>
      <text:p text:style-name="Preformatted_20_Text"><text:s text:c="16"/>f = open('Map.txt','r') <text:s text:c="14"/></text:p>
      <text:p text:style-name="Preformatted_20_Text"><text:s text:c="16"/>while 1:</text:p>
      <text:p text:style-name="Preformatted_20_Text"><text:s text:c="20"/>line = f.readline()</text:p>
      <text:p text:style-name="Preformatted_20_Text"><text:s text:c="20"/>if not line:</text:p>
      <text:p text:style-name="Preformatted_20_Text"><text:s text:c="24"/>break</text:p>
      <text:p text:style-name="Preformatted_20_Text"><text:s text:c="20"/>maze_map.append(line.strip("\n"))</text:p>
      <text:p text:style-name="Preformatted_20_Text"/>
      <text:p text:style-name="Preformatted_20_Text"><text:s text:c="4"/></text:p>
      <text:p text:style-name="Preformatted_20_Text"><text:s text:c="8"/></text:p>
      <text:p text:style-name="Preformatted_20_Text"><text:tab/><text:tab/><text:tab/><text:tab/>#self.Fishes[i].load_sprite(self.Sharks_spri,self.Fishes_spri)</text:p>
      <text:p text:style-name="Preformatted_20_Text"><text:tab/><text:tab/><text:tab/><text:tab/></text:p>
      <text:p text:style-name="Preformatted_20_Text"><text:tab/><text:tab/></text:p>
      <text:p text:style-name="Preformatted_20_Text"/>
      <text:p text:style-name="Preformatted_20_Text"/>
      <text:p text:style-name="Preformatted_20_Text"><text:tab/># Funcion para crear las unidades, tanto los peces como los tiburones</text:p>
      <text:p text:style-name="Preformatted_20_Text"/>
      <text:p text:style-name="Preformatted_20_Text"><text:tab/>def Create_units(self):</text:p>
      <text:p text:style-name="Preformatted_20_Text"><text:tab/></text:p>
      <text:p text:style-name="Preformatted_20_Text"><text:tab/><text:tab/>self.Keys = []</text:p>
      <text:p text:style-name="Preformatted_20_Text"><text:tab/><text:tab/>self.Blocks = []</text:p>
      <text:p text:style-name="Preformatted_20_Text"><text:tab/><text:tab/>self.tmp = []</text:p>
      <text:p text:style-name="Preformatted_20_Text"><text:tab/><text:tab/>#for i in range (0,15):</text:p>
      <text:p text:style-name="Preformatted_20_Text"><text:tab/><text:tab/><text:tab/>#x = Key.Key( self.key_img_list(), x, y)</text:p>
      <text:p text:style-name="Preformatted_20_Text"><text:tab/><text:tab/></text:p>
      <text:p text:style-name="Preformatted_20_Text"><text:tab/><text:tab/>#Creamos bloques en las posiciones del mapa</text:p>
      <text:p text:style-name="Preformatted_20_Text"><text:tab/><text:tab/>count = 0 </text:p>
      <text:p text:style-name="Preformatted_20_Text"/>
      <text:p text:style-name="Preformatted_20_Text"><text:tab/><text:tab/>#we iterate one time to collect all the coordinates</text:p>
      <text:p text:style-name="Preformatted_20_Text"><text:tab/><text:tab/>tmp_list = []</text:p>
      <text:p text:style-name="Preformatted_20_Text"/>
      <text:p text:style-name="Preformatted_20_Text"><text:tab/><text:tab/>for val in <text:s/>maze_map:</text:p>
      <text:p text:style-name="Preformatted_20_Text"><text:tab/><text:tab/><text:tab/>for i in range(0,21):<text:tab/><text:tab/><text:tab/><text:tab/><text:tab/><text:tab/> <text:s/><text:tab/></text:p>
      <text:p text:style-name="Preformatted_20_Text"><text:tab/><text:tab/><text:tab/><text:tab/>tmp_list.append(int(val[i]))</text:p>
      <text:p text:style-name="Preformatted_20_Text"><text:tab/><text:tab/><text:tab/>maze.append(list(tmp_list))</text:p>
      <text:p text:style-name="Preformatted_20_Text"><text:tab/><text:tab/><text:tab/>tmp_list = []</text:p>
      <text:p text:style-name="Preformatted_20_Text"/>
      <text:p text:style-name="Preformatted_20_Text"><text:tab/><text:tab/><text:tab/><text:tab/></text:p>
      <text:p text:style-name="Preformatted_20_Text"><text:tab/><text:tab/>for i in range(0,21):</text:p>
      <text:p text:style-name="Preformatted_20_Text"><text:tab/><text:tab/><text:tab/>for j in range(0,20):</text:p>
      <text:p text:style-name="Preformatted_20_Text"><text:tab/><text:tab/><text:tab/><text:tab/>if ( maze[i][j] == 0):</text:p>
      <text:p text:style-name="Preformatted_20_Text"><text:tab/><text:tab/><text:tab/><text:tab/><text:tab/>self.screen.blit(self.block_img ,(x,y))<text:tab/><text:tab/><text:tab/><text:tab/><text:tab/><text:tab/></text:p>
      <text:p text:style-name="Preformatted_20_Text"><text:tab/><text:tab/><text:tab/><text:tab/><text:tab/>self.Blocks.append( Block.block( x, y,self.dimension,self.block_img) )</text:p>
      <text:p text:style-name="Preformatted_20_Text"><text:tab/><text:tab/><text:tab/><text:tab/>if(maze[i][j] ==3):</text:p>
      <text:p text:style-name="Preformatted_20_Text"><text:tab/><text:tab/><text:tab/><text:tab/><text:tab/>self.Lock = <text:s/>Lock.Lock( self.lock_img,x, y) </text:p>
      <text:p text:style-name="Preformatted_20_Text"><text:tab/><text:tab/><text:tab/><text:tab/>if ( maze[i][j] ==2):</text:p>
      <text:p text:style-name="Preformatted_20_Text"><text:tab/><text:tab/><text:tab/><text:tab/><text:tab/>self.key_x = i</text:p>
      <text:p text:style-name="Preformatted_20_Text"><text:tab/><text:tab/><text:tab/><text:tab/><text:tab/>self.key_y = j </text:p>
      <text:p text:style-name="Preformatted_20_Text"><text:tab/><text:tab/><text:tab/><text:tab/><text:tab/>self.key_points = [self.key_x,self.key_y,2]</text:p>
      <text:p text:style-name="Preformatted_20_Text"><text:tab/><text:tab/><text:tab/><text:tab/><text:tab/>self.Key = Key.Key( self.key_img_list(), x, y,self.dimension,self.key_points,maze,2)<text:tab/><text:tab/><text:tab/><text:tab/><text:tab/></text:p>
      <text:p text:style-name="Preformatted_20_Text"><text:soft-page-break/><text:tab/><text:tab/><text:tab/><text:tab/><text:tab/>self.key_list.append(self.Key)<text:tab/></text:p>
      <text:p text:style-name="Preformatted_20_Text"><text:tab/><text:tab/><text:tab/><text:tab/>x=self.dimension+x<text:tab/><text:tab/><text:tab/></text:p>
      <text:p text:style-name="Preformatted_20_Text"><text:tab/><text:tab/><text:tab/>x=0</text:p>
      <text:p text:style-name="Preformatted_20_Text"><text:tab/><text:tab/><text:tab/>y=self.dimension+y</text:p>
      <text:p text:style-name="Preformatted_20_Text"><text:tab/><text:tab/><text:tab/></text:p>
      <text:p text:style-name="Preformatted_20_Text"/>
      <text:p text:style-name="Preformatted_20_Text"/>
      <text:p text:style-name="Preformatted_20_Text"><text:tab/><text:tab/>print "weey ",maze[0][9]</text:p>
      <text:p text:style-name="Preformatted_20_Text"><text:tab/><text:tab/></text:p>
      <text:p text:style-name="Preformatted_20_Text"><text:tab/>#Imagenes de los peces</text:p>
      <text:p text:style-name="Preformatted_20_Text"><text:tab/># Se cargan las imagenes de los peces, el mismo proceso se repite con los tiburones</text:p>
      <text:p text:style-name="Preformatted_20_Text"><text:tab/>#def Draw_key(self, img,coord,):</text:p>
      <text:p text:style-name="Preformatted_20_Text"><text:tab/>#<text:tab/>self.screen.blit(img , (coord[0],coord[1]) )</text:p>
      <text:p text:style-name="Preformatted_20_Text"><text:tab/></text:p>
      <text:p text:style-name="Preformatted_20_Text"/>
      <text:p text:style-name="Preformatted_20_Text"><text:tab/>def Sprites_img(self):</text:p>
      <text:p text:style-name="Preformatted_20_Text"><text:tab/><text:tab/></text:p>
      <text:p text:style-name="Preformatted_20_Text"><text:tab/><text:tab/>self.sprites_path = "./Images/sprites/"</text:p>
      <text:p text:style-name="Preformatted_20_Text"><text:tab/><text:tab/>self.lock_path = self.sprites_path + "Lock.png"</text:p>
      <text:p text:style-name="Preformatted_20_Text"><text:tab/><text:tab/>self.key_path = self.sprites_path + "Key.png"</text:p>
      <text:p text:style-name="Preformatted_20_Text"><text:tab/><text:tab/>self.block_path = self.sprites_path + "Block.png"</text:p>
      <text:p text:style-name="Preformatted_20_Text"><text:tab/><text:tab/>self.die_path = self.sprites_path + "Die.png"</text:p>
      <text:p text:style-name="Preformatted_20_Text"><text:tab/><text:tab/>self.win_path = self.sprites_path + "Win.png"</text:p>
      <text:p text:style-name="Preformatted_20_Text"><text:tab/><text:tab/></text:p>
      <text:p text:style-name="Preformatted_20_Text"><text:tab/><text:tab/>key_lst = []</text:p>
      <text:p text:style-name="Preformatted_20_Text"/>
      <text:p text:style-name="Preformatted_20_Text"><text:tab/><text:tab/>#Se cargan las imagenes del pez varon</text:p>
      <text:p text:style-name="Preformatted_20_Text"/>
      <text:p text:style-name="Preformatted_20_Text"><text:tab/><text:tab/>self.lock_img =<text:tab/>game.image.load(self.lock_path).convert_alpha(self.background)</text:p>
      <text:p text:style-name="Preformatted_20_Text"/>
      <text:p text:style-name="Preformatted_20_Text"><text:tab/><text:tab/>self.win_img = game.image.load(self.win_path).convert_alpha(self.background)</text:p>
      <text:p text:style-name="Preformatted_20_Text"><text:tab/><text:tab/>self.win_img = pygame.transform.scale(self.win_img, (self.dimension,self.dimension))</text:p>
      <text:p text:style-name="Preformatted_20_Text"><text:tab/><text:tab/>key_lst = [<text:tab/>game.image.load(self.key_path).convert_alpha(self.background), game.image.load(self.die_path).convert_alpha(self.background), self.win_img ]</text:p>
      <text:p text:style-name="Preformatted_20_Text"><text:tab/><text:tab/></text:p>
      <text:p text:style-name="Preformatted_20_Text"><text:tab/><text:tab/>self.block_img =<text:tab/>game.image.load(self.block_path).convert_alpha(self.background) </text:p>
      <text:p text:style-name="Preformatted_20_Text"><text:tab/><text:tab/><text:tab/><text:tab/># Se transforma la imagen a la dimension introducida</text:p>
      <text:p text:style-name="Preformatted_20_Text"><text:tab/><text:tab/>self.block_img = pygame.transform.scale(self.block_img, (self.dimension,self.dimension))</text:p>
      <text:p text:style-name="Preformatted_20_Text"/>
      <text:p text:style-name="Preformatted_20_Text"/>
      <text:p text:style-name="Preformatted_20_Text"><text:tab/><text:tab/>self.sprites_img = [ self.lock_img,list( key_lst),self.block_img]</text:p>
      <text:p text:style-name="Preformatted_20_Text"/>
      <text:p text:style-name="Preformatted_20_Text"><text:tab/>def draw(self):</text:p>
      <text:p text:style-name="Preformatted_20_Text"><text:tab/><text:tab/>self.screen.blit( self.background, (0,0) )</text:p>
      <text:p text:style-name="Preformatted_20_Text"><text:tab/><text:tab/></text:p>
      <text:p text:style-name="Preformatted_20_Text"><text:tab/><text:tab/>self.screen.blit(self.Lock.get_img() , (self.Lock.x,self.Lock.y))</text:p>
      <text:p text:style-name="Preformatted_20_Text"><text:tab/><text:tab/></text:p>
      <text:p text:style-name="Preformatted_20_Text"><text:tab/><text:tab/>for j in Solution_lst:</text:p>
      <text:p text:style-name="Preformatted_20_Text"><text:tab/><text:tab/><text:tab/>self.screen.blit(j.get_img() ,(j.x ,j.y))</text:p>
      <text:p text:style-name="Preformatted_20_Text"><text:tab/><text:tab/><text:tab/>if j.is_spikey() :</text:p>
      <text:p text:style-name="Preformatted_20_Text"><text:tab/><text:tab/><text:tab/><text:tab/>z = j.get_spikey()</text:p>
      <text:p text:style-name="Preformatted_20_Text"><text:tab/><text:tab/><text:tab/><text:tab/>self.Spikey_lst.append(z)</text:p>
      <text:p text:style-name="Preformatted_20_Text"/>
      <text:p text:style-name="Preformatted_20_Text"><text:tab/><text:tab/>for k in self.Spikey_lst:</text:p>
      <text:p text:style-name="Preformatted_20_Text"><text:tab/><text:tab/><text:tab/>self.screen.blit(k.get_img() ,(k.x ,k.y))</text:p>
      <text:p text:style-name="Preformatted_20_Text"><text:tab/><text:tab/></text:p>
      <text:p text:style-name="Preformatted_20_Text"><text:tab/><text:tab/>for i in self.Blocks:</text:p>
      <text:p text:style-name="Preformatted_20_Text"><text:tab/><text:tab/><text:tab/>self.screen.blit(i.get_img() ,(i.x ,i.y))<text:tab/><text:tab/></text:p>
      <text:p text:style-name="Preformatted_20_Text"><text:soft-page-break/><text:tab/><text:tab/>for i in self.key_list:<text:tab/><text:tab/><text:tab/></text:p>
      <text:p text:style-name="Preformatted_20_Text"><text:tab/><text:tab/><text:tab/>if i.Did_win():</text:p>
      <text:p text:style-name="Preformatted_20_Text"><text:tab/><text:tab/><text:tab/><text:tab/>z = i.Call_solution()</text:p>
      <text:p text:style-name="Preformatted_20_Text"><text:tab/><text:tab/><text:tab/><text:tab/>Solution_lst.append(z)</text:p>
      <text:p text:style-name="Preformatted_20_Text"><text:tab/><text:tab/><text:tab/><text:tab/>Solution_lst[-1].start()</text:p>
      <text:p text:style-name="Preformatted_20_Text"/>
      <text:p text:style-name="Preformatted_20_Text"><text:tab/><text:tab/><text:tab/>if i.get_sons()&gt;0:</text:p>
      <text:p text:style-name="Preformatted_20_Text"><text:tab/><text:tab/><text:tab/><text:tab/>self.sons = <text:s/>self.sons + i.get_sons()</text:p>
      <text:p text:style-name="Preformatted_20_Text"><text:tab/><text:tab/><text:tab/><text:tab/>y = i.get_sons_obj()</text:p>
      <text:p text:style-name="Preformatted_20_Text"/>
      <text:p text:style-name="Preformatted_20_Text"><text:tab/><text:tab/><text:tab/><text:tab/>for j in y:</text:p>
      <text:p text:style-name="Preformatted_20_Text"><text:tab/><text:tab/><text:tab/><text:tab/><text:tab/>self.key_list.append(j)</text:p>
      <text:p text:style-name="Preformatted_20_Text"><text:tab/><text:tab/><text:tab/><text:tab/><text:tab/>time.sleep(0.1)</text:p>
      <text:p text:style-name="Preformatted_20_Text"><text:tab/><text:tab/><text:tab/><text:tab/><text:tab/>self.key_list[-1].start()</text:p>
      <text:p text:style-name="Preformatted_20_Text"/>
      <text:p text:style-name="Preformatted_20_Text"><text:tab/><text:tab/><text:tab/>self.screen.blit(i.get_img() ,(i.x ,i.y))<text:tab/><text:tab/><text:tab/><text:tab/></text:p>
      <text:p text:style-name="Preformatted_20_Text"><text:tab/></text:p>
      <text:p text:style-name="Preformatted_20_Text"><text:tab/><text:tab/><text:tab/><text:tab/></text:p>
      <text:p text:style-name="Preformatted_20_Text"/>
      <text:p text:style-name="Preformatted_20_Text"/>
      <text:p text:style-name="Preformatted_20_Text">def main():</text:p>
      <text:p text:style-name="Preformatted_20_Text"/>
      <text:p text:style-name="Preformatted_20_Text"><text:tab/>conf = read_conf_file()</text:p>
      <text:p text:style-name="Preformatted_20_Text"><text:tab/>print conf</text:p>
      <text:p text:style-name="Preformatted_20_Text"><text:tab/>juego = Game(int(conf[0]),int(conf[1]),int(conf[2]),int(conf[3])) #Se recibe 1er parametro la cantidad de tiburones y 2do cantidad de peces,</text:p>
      <text:p text:style-name="Preformatted_20_Text"><text:tab/>print maze_map</text:p>
      <text:p text:style-name="Preformatted_20_Text"><text:tab/>while True: # Loop, el juego se ejecuta dentro de esta clausura</text:p>
      <text:p text:style-name="Preformatted_20_Text"/>
      <text:p text:style-name="Preformatted_20_Text"><text:tab/><text:tab/>for event in pygame.event.get():</text:p>
      <text:p text:style-name="Preformatted_20_Text"><text:tab/><text:tab/><text:tab/>if event.type == pygame.QUIT: # Para salir del juego</text:p>
      <text:p text:style-name="Preformatted_20_Text"><text:tab/><text:tab/><text:tab/><text:tab/>exit_game()</text:p>
      <text:p text:style-name="Preformatted_20_Text"><text:tab/><text:tab/>juego.draw()# Para dibujar los sprites del juego</text:p>
      <text:p text:style-name="Preformatted_20_Text"><text:tab/><text:tab/>pygame.display.update()</text:p>
      <text:p text:style-name="Preformatted_20_Text"/>
      <text:p text:style-name="Preformatted_20_Text"/>
      <text:p text:style-name="Preformatted_20_Text">if __name__ == "__main__":</text:p>
      <text:p text:style-name="Preformatted_20_Text"><text:tab/>main()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Liberation Serif" style:font-size-asian="10pt" style:font-name-complex="Liberation Serif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6T21:42:26</dc:date>
    <dc:creator>Lowell Abbott</dc:creator>
    <meta:document-statistic meta:table-count="0" meta:image-count="0" meta:object-count="0" meta:page-count="5" meta:paragraph-count="222" meta:word-count="732" meta:character-count="6817" meta:non-whitespace-character-count="5529"/>
    <meta:generator>LibreOffice/3.5$Linux_X86_64 LibreOffice_project/350m1$Build-2</meta:generator>
  </office:meta>
</office:document-meta>
</file>